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position=""/>
    </style:style>
    <style:style style:name="ce2" style:family="table-cell" style:parent-style-name="Default">
      <style:table-cell-properties fo:background-color="#66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" calcext:value-type="float">
            <text:p>99,7</text:p>
          </table:table-cell>
          <table:table-cell/>
          <table:table-cell office:value-type="float" office:value="6910" calcext:value-type="float">
            <text:p>69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7" calcext:value-type="float">
            <text:p>99,77</text:p>
          </table:table-cell>
          <table:table-cell/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1" calcext:value-type="float">
            <text:p>99,51</text:p>
          </table:table-cell>
          <table:table-cell/>
          <table:table-cell office:value-type="float" office:value="6758" calcext:value-type="float">
            <text:p>6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56" calcext:value-type="float">
            <text:p>99,56</text:p>
          </table:table-cell>
          <table:table-cell/>
          <table:table-cell office:value-type="float" office:value="6766" calcext:value-type="float">
            <text:p>67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1" calcext:value-type="float">
            <text:p>99,61</text:p>
          </table:table-cell>
          <table:table-cell/>
          <table:table-cell office:value-type="float" office:value="6735" calcext:value-type="float">
            <text:p>6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38" calcext:value-type="float">
            <text:p>99,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1" calcext:value-type="float">
            <text:p>99,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6" calcext:value-type="float">
            <text:p>99,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3" calcext:value-type="float">
            <text:p>99,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9.61" calcext:value-type="float">
            <text:p>99,6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float" office:value="7953.2" calcext:value-type="float">
            <text:p>7953,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31356672223545" calcext:value-type="float">
            <text:p>0,6313566722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9:13:20.5130528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55:00.588317550</meta:creation-date>
    <dc:date>2018-01-03T00:08:34.399887548</dc:date>
    <meta:editing-duration>PT3M16S</meta:editing-duration>
    <meta:editing-cycles>1</meta:editing-cycles>
    <meta:generator>LibreOffice/5.1.6.2$Linux_X86_64 LibreOffice_project/10m0$Build-2</meta:generator>
    <meta:document-statistic meta:table-count="1" meta:cell-count="56" meta:object-count="0"/>
  </office:meta>
</office:document-meta>
</file>